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0.681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0.517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738cm"/>
    </style:style>
    <style:style style:name="co19" style:family="table-column">
      <style:table-column-properties fo:break-before="auto" style:column-width="0.598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4.821cm"/>
    </style:style>
    <style:style style:name="co22" style:family="table-column">
      <style:table-column-properties fo:break-before="auto" style:column-width="3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fo:background-color="#00ff00" fo:border="0.74pt solid #000000"/>
      <style:text-properties fo:color="#000000"/>
    </style:style>
    <style:style style:name="ce8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7fff00" fo:border="0.74pt solid #000000"/>
    </style:style>
    <style:style style:name="ce4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Default"/>
        <table:table-column table:style-name="co20" table:default-cell-style-name="ce5"/>
        <table:table-column table:style-name="co21" table:default-cell-style-name="ce5"/>
        <table:table-column table:style-name="co5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Port Royale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reistabelle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Anzahl Produktionsstätten: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ce8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office:value-type="string" calcext:value-type="string" table:number-columns-spanned="7" table:number-rows-spanned="1">
            <text:p>Geldkosten/Tag für jede Produktionsstätte:</text:p>
          </table:table-cell>
          <table:covered-table-cell table:number-columns-repeated="6" table:style-name="Default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Gewinn/Tag für jede Produktionsstätte: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8" office:value-type="float" office:value="370" calcext:value-type="float" table:number-columns-spanned="7" table:number-rows-spanned="1">
            <text:p>370</text:p>
          </table:table-cell>
          <table:covered-table-cell table:number-columns-repeated="6" table:style-name="Default"/>
          <table:table-cell table:number-columns-repeated="3"/>
          <table:table-cell table:style-name="Default" table:number-columns-repeated="2"/>
          <table:table-cell/>
          <table:table-cell table:style-name="ce8" office:value-type="float" office:value="150" calcext:value-type="float" table:number-columns-spanned="2" table:number-rows-spanned="1">
            <text:p>150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 table:number-columns-spanned="2" table:number-rows-spanned="1">
            <text:p>Gewinn/Tag: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ce7" table:formula="of:=[.$U$3]*[.$U$5]" office:value-type="float" office:value="2250" calcext:value-type="float" table:number-columns-spanned="2" table:number-rows-spanned="1">
            <text:p>2250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Verkaufspreis</text:p>
          </table:table-cell>
          <table:table-cell office:value-type="string" calcext:value-type="string">
            <text:p>Kaufpreis</text:p>
          </table:table-cell>
          <table:table-cell/>
          <table:table-cell office:value-type="string" calcext:value-type="string">
            <text:p>Produktionsstätte</text:p>
          </table:table-cell>
          <table:table-cell/>
          <table:table-cell table:style-name="Default" office:value-type="string" calcext:value-type="string" table:number-columns-spanned="7" table:number-rows-spanned="1">
            <text:p>Kosten/Tag</text:p>
          </table:table-cell>
          <table:covered-table-cell table:number-columns-repeated="6" table:style-name="Default"/>
          <table:table-cell/>
          <table:table-cell office:value-type="string" calcext:value-type="string">
            <text:p>Produktion/Tag</text:p>
          </table:table-cell>
          <table:table-cell/>
          <table:table-cell table:style-name="Default" office:value-type="string" calcext:value-type="string" table:number-columns-spanned="2" table:number-rows-spanned="1">
            <text:p>Produktionskosten/Einheit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Gewinn/Einheit</text:p>
          </table:table-cell>
          <table:covered-table-cell table:style-name="Default"/>
          <table:table-cell/>
          <table:table-cell office:value-type="string" calcext:value-type="string">
            <text:p>Produktionswert</text:p>
          </table:table-cell>
        </table:table-row>
        <table:table-row table:style-name="ro3">
          <table:table-cell table:number-columns-repeated="7"/>
          <table:table-cell table:style-name="Default" office:value-type="string" calcext:value-type="string">
            <text:p>Geld</text:p>
          </table:table-cell>
          <table:table-cell table:style-name="Default" office:value-type="string" calcext:value-type="string">
            <text:p>Salz</text:p>
          </table:table-cell>
          <table:table-cell table:style-name="Default" office:value-type="string" calcext:value-type="string">
            <text:p>Holz</text:p>
          </table:table-cell>
          <table:table-cell table:style-name="Default" office:value-type="string" calcext:value-type="string">
            <text:p>Hanf</text:p>
          </table:table-cell>
          <table:table-cell table:style-name="Default" office:value-type="string" calcext:value-type="string">
            <text:p>Farbstoffe</text:p>
          </table:table-cell>
          <table:table-cell table:style-name="Default" office:value-type="string" calcext:value-type="string">
            <text:p>Zucker</text:p>
          </table:table-cell>
          <table:table-cell table:style-name="Default" office:value-type="string" calcext:value-type="string">
            <text:p>Baumwolle</text:p>
          </table:table-cell>
          <table:table-cell table:number-columns-repeated="3"/>
          <table:table-cell table:style-name="Default" office:value-type="string" calcext:value-type="string">
            <text:p>aus der Produktion</text:p>
          </table:table-cell>
          <table:table-cell table:style-name="Default" office:value-type="string" calcext:value-type="string">
            <text:p>aus verwendeten Rohstoffen</text:p>
          </table:table-cell>
          <table:table-cell/>
          <table:table-cell table:style-name="Default" office:value-type="string" calcext:value-type="string">
            <text:p>aus der Produktion</text:p>
          </table:table-cell>
          <table:table-cell table:style-name="Default" office:value-type="string" calcext:value-type="string">
            <text:p>aus verwendeten Rohstoffe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Getreide</text:p>
          </table:table-cell>
          <table:table-cell/>
          <table:table-cell table:style-name="ce7" table:formula="of:=ROUNDUP([.X12]+[.U12]+[.V12])" office:value-type="float" office:value="100" calcext:value-type="float">
            <text:p>100</text:p>
          </table:table-cell>
          <table:table-cell table:style-name="ce7" table:formula="of:=ROUNDDOWN([.X12])" office:value-type="float" office:value="70" calcext:value-type="float">
            <text:p>70</text:p>
          </table:table-cell>
          <table:table-cell/>
          <table:table-cell office:value-type="string" calcext:value-type="string">
            <text:p>Getreidefarm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5.25" calcext:value-type="float">
            <text:p>5,25</text:p>
          </table:table-cell>
          <table:table-cell/>
          <table:table-cell table:formula="of:=[.H12]/[.P12]" office:value-type="float" office:value="70.4761904761905" calcext:value-type="float">
            <text:p>70,4761904761905</text:p>
          </table:table-cell>
          <table:table-cell table:formula="of:=([.$I12]*([.R$18]+[.R$20])+[.$J12]*[.R$20]+[.$K12]*[.R$21]+[.$L12]*[.R$23]+[.$M12]*[.R$25]+[.$N12]*[.R$26])/[.$P12]" office:value-type="float" office:value="0" calcext:value-type="float">
            <text:p>0</text:p>
          </table:table-cell>
          <table:table-cell/>
          <table:table-cell table:formula="of:=[.$U$5]/[.P12]" office:value-type="float" office:value="28.5714285714286" calcext:value-type="float">
            <text:p>28,5714285714286</text:p>
          </table:table-cell>
          <table:table-cell table:formula="of:=([.$I12]*([.U$18]+[.U$20])+[.$J12]*[.U$20]+[.$K12]*[.U$21]+[.$L12]*[.U$23]+[.$M12]*[.U$25]+[.$N12]*[.U$26])/[.$P12]" office:value-type="float" office:value="0" calcext:value-type="float">
            <text:p>0</text:p>
          </table:table-cell>
          <table:table-cell/>
          <table:table-cell table:style-name="ce5" table:formula="of:=[.R12]+[.S12]" office:value-type="float" office:value="70.4761904761905" calcext:value-type="float">
            <text:p>70,4761904761905</text:p>
          </table:table-cell>
        </table:table-row>
        <table:table-row table:style-name="ro3">
          <table:table-cell office:value-type="string" calcext:value-type="string">
            <text:p>Fisch</text:p>
          </table:table-cell>
          <table:table-cell/>
          <table:table-cell table:style-name="ce7" table:formula="of:=ROUNDUP([.X13]+[.U13]+[.V13])" office:value-type="float" office:value="252" calcext:value-type="float">
            <text:p>252</text:p>
          </table:table-cell>
          <table:table-cell table:style-name="ce7" table:formula="of:=ROUNDDOWN([.X13])" office:value-type="float" office:value="178" calcext:value-type="float">
            <text:p>178</text:p>
          </table:table-cell>
          <table:table-cell/>
          <table:table-cell office:value-type="string" calcext:value-type="string">
            <text:p>Fischerhütt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/>
          <table:table-cell table:formula="of:=[.H13]/[.P13]" office:value-type="float" office:value="92.5" calcext:value-type="float">
            <text:p>92,5</text:p>
          </table:table-cell>
          <table:table-cell table:formula="of:=([.$I13]*([.R$18]+[.R$20])+[.$J13]*[.R$20]+[.$K13]*[.R$21]+[.$L13]*[.R$23]+[.$M13]*[.R$25]+[.$N13]*[.R$26])/[.$P13]" office:value-type="float" office:value="86.4935064935065" calcext:value-type="float">
            <text:p>86,4935064935065</text:p>
          </table:table-cell>
          <table:table-cell/>
          <table:table-cell table:formula="of:=[.$U$5]/[.P13]" office:value-type="float" office:value="37.5" calcext:value-type="float">
            <text:p>37,5</text:p>
          </table:table-cell>
          <table:table-cell table:formula="of:=([.$I13]*([.U$18]+[.U$20])+[.$J13]*[.U$20]+[.$K13]*[.U$21]+[.$L13]*[.U$23]+[.$M13]*[.U$25]+[.$N13]*[.U$26])/[.$P13]" office:value-type="float" office:value="35.0649350649351" calcext:value-type="float">
            <text:p>35,0649350649351</text:p>
          </table:table-cell>
          <table:table-cell/>
          <table:table-cell table:style-name="ce5" table:formula="of:=[.R13]+[.S13]" office:value-type="float" office:value="178.993506493507" calcext:value-type="float">
            <text:p>178,993506493507</text:p>
          </table:table-cell>
        </table:table-row>
        <table:table-row table:style-name="ro3">
          <table:table-cell office:value-type="string" calcext:value-type="string">
            <text:p>Fleisch</text:p>
          </table:table-cell>
          <table:table-cell/>
          <table:table-cell table:style-name="ce7" table:formula="of:=ROUNDUP([.X14]+[.U14]+[.V14])" office:value-type="float" office:value="326" calcext:value-type="float">
            <text:p>326</text:p>
          </table:table-cell>
          <table:table-cell table:style-name="ce7" table:formula="of:=ROUNDDOWN([.X14])" office:value-type="float" office:value="231" calcext:value-type="float">
            <text:p>231</text:p>
          </table:table-cell>
          <table:table-cell/>
          <table:table-cell office:value-type="string" calcext:value-type="string">
            <text:p>Viehhof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office:value-type="float" office:value="0.55" calcext:value-type="float">
            <text:p>0,55</text:p>
          </table:table-cell>
          <table:table-cell table:number-columns-repeated="6"/>
          <table:table-cell table:style-name="ce4" office:value-type="float" office:value="2.1" calcext:value-type="float">
            <text:p>2,1</text:p>
          </table:table-cell>
          <table:table-cell/>
          <table:table-cell table:formula="of:=[.H14]/[.P14]" office:value-type="float" office:value="176.190476190476" calcext:value-type="float">
            <text:p>176,190476190476</text:p>
          </table:table-cell>
          <table:table-cell table:formula="of:=([.$I14]*([.R$18]+[.R$20])+[.$J14]*[.R$20]+[.$K14]*[.R$21]+[.$L14]*[.R$23]+[.$M14]*[.R$25]+[.$N14]*[.R$26])/[.$P14]" office:value-type="float" office:value="55.3741496598639" calcext:value-type="float">
            <text:p>55,3741496598639</text:p>
          </table:table-cell>
          <table:table-cell/>
          <table:table-cell table:formula="of:=[.$U$5]/[.P14]" office:value-type="float" office:value="71.4285714285714" calcext:value-type="float">
            <text:p>71,4285714285714</text:p>
          </table:table-cell>
          <table:table-cell table:formula="of:=([.$I14]*([.U$18]+[.U$20])+[.$J14]*[.U$20]+[.$K14]*[.U$21]+[.$L14]*[.U$23]+[.$M14]*[.U$25]+[.$N14]*[.U$26])/[.$P14]" office:value-type="float" office:value="22.4489795918367" calcext:value-type="float">
            <text:p>22,4489795918367</text:p>
          </table:table-cell>
          <table:table-cell/>
          <table:table-cell table:style-name="ce5" table:formula="of:=[.R14]+[.S14]" office:value-type="float" office:value="231.56462585034" calcext:value-type="float">
            <text:p>231,56462585034</text:p>
          </table:table-cell>
        </table:table-row>
        <table:table-row table:style-name="ro3">
          <table:table-cell office:value-type="string" calcext:value-type="string">
            <text:p>Kartoffeln</text:p>
          </table:table-cell>
          <table:table-cell/>
          <table:table-cell table:style-name="ce7" table:formula="of:=ROUNDUP([.X15]+[.U15]+[.V15])" office:value-type="float" office:value="260" calcext:value-type="float">
            <text:p>260</text:p>
          </table:table-cell>
          <table:table-cell table:style-name="ce7" table:formula="of:=ROUNDDOWN([.X15])" office:value-type="float" office:value="185" calcext:value-type="float">
            <text:p>185</text:p>
          </table:table-cell>
          <table:table-cell/>
          <table:table-cell office:value-type="string" calcext:value-type="string">
            <text:p>Kartoffelfarm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2" calcext:value-type="float">
            <text:p>2</text:p>
          </table:table-cell>
          <table:table-cell/>
          <table:table-cell table:formula="of:=[.H15]/[.P15]" office:value-type="float" office:value="185" calcext:value-type="float">
            <text:p>185</text:p>
          </table:table-cell>
          <table:table-cell table:formula="of:=([.$I15]*([.R$18]+[.R$20])+[.$J15]*[.R$20]+[.$K15]*[.R$21]+[.$L15]*[.R$23]+[.$M15]*[.R$25]+[.$N15]*[.R$26])/[.$P15]" office:value-type="float" office:value="0" calcext:value-type="float">
            <text:p>0</text:p>
          </table:table-cell>
          <table:table-cell/>
          <table:table-cell table:formula="of:=[.$U$5]/[.P15]" office:value-type="float" office:value="75" calcext:value-type="float">
            <text:p>75</text:p>
          </table:table-cell>
          <table:table-cell table:formula="of:=([.$I15]*([.U$18]+[.U$20])+[.$J15]*[.U$20]+[.$K15]*[.U$21]+[.$L15]*[.U$23]+[.$M15]*[.U$25]+[.$N15]*[.U$26])/[.$P15]" office:value-type="float" office:value="0" calcext:value-type="float">
            <text:p>0</text:p>
          </table:table-cell>
          <table:table-cell/>
          <table:table-cell table:style-name="ce5" table:formula="of:=[.R15]+[.S15]" office:value-type="float" office:value="185" calcext:value-type="float">
            <text:p>185</text:p>
          </table:table-cell>
        </table:table-row>
        <table:table-row table:style-name="ro3">
          <table:table-cell office:value-type="string" calcext:value-type="string">
            <text:p>Rum</text:p>
          </table:table-cell>
          <table:table-cell/>
          <table:table-cell table:style-name="ce7" table:formula="of:=ROUNDUP([.X16]+[.U16]+[.V16])" office:value-type="float" office:value="460" calcext:value-type="float">
            <text:p>460</text:p>
          </table:table-cell>
          <table:table-cell table:style-name="ce7" table:formula="of:=ROUNDDOWN([.X16])" office:value-type="float" office:value="327" calcext:value-type="float">
            <text:p>327</text:p>
          </table:table-cell>
          <table:table-cell/>
          <table:table-cell office:value-type="string" calcext:value-type="string">
            <text:p>Rumbrennerei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.1" calcext:value-type="float">
            <text:p>2,1</text:p>
          </table:table-cell>
          <table:table-cell table:number-columns-repeated="2"/>
          <table:table-cell table:style-name="ce4" office:value-type="float" office:value="2.1" calcext:value-type="float">
            <text:p>2,1</text:p>
          </table:table-cell>
          <table:table-cell/>
          <table:table-cell table:formula="of:=[.H16]/[.P16]" office:value-type="float" office:value="176.190476190476" calcext:value-type="float">
            <text:p>176,190476190476</text:p>
          </table:table-cell>
          <table:table-cell table:formula="of:=([.$I16]*([.R$18]+[.R$20])+[.$J16]*[.R$20]+[.$K16]*[.R$21]+[.$L16]*[.R$23]+[.$M16]*[.R$25]+[.$N16]*[.R$26])/[.$P16]" office:value-type="float" office:value="150.863095238095" calcext:value-type="float">
            <text:p>150,863095238095</text:p>
          </table:table-cell>
          <table:table-cell/>
          <table:table-cell table:formula="of:=[.$U$5]/[.P16]" office:value-type="float" office:value="71.4285714285714" calcext:value-type="float">
            <text:p>71,4285714285714</text:p>
          </table:table-cell>
          <table:table-cell table:formula="of:=([.$I16]*([.U$18]+[.U$20])+[.$J16]*[.U$20]+[.$K16]*[.U$21]+[.$L16]*[.U$23]+[.$M16]*[.U$25]+[.$N16]*[.U$26])/[.$P16]" office:value-type="float" office:value="61.1607142857143" calcext:value-type="float">
            <text:p>61,1607142857143</text:p>
          </table:table-cell>
          <table:table-cell/>
          <table:table-cell table:style-name="ce5" table:formula="of:=[.R16]+[.S16]" office:value-type="float" office:value="327.053571428571" calcext:value-type="float">
            <text:p>327,053571428571</text:p>
          </table:table-cell>
        </table:table-row>
        <table:table-row table:style-name="ro3">
          <table:table-cell office:value-type="string" calcext:value-type="string">
            <text:p>Tuch</text:p>
          </table:table-cell>
          <table:table-cell/>
          <table:table-cell table:style-name="ce7" table:formula="of:=ROUNDUP([.X17]+[.U17]+[.V17])" office:value-type="float" office:value="378" calcext:value-type="float">
            <text:p>378</text:p>
          </table:table-cell>
          <table:table-cell table:style-name="ce7" table:formula="of:=ROUNDDOWN([.X17])" office:value-type="float" office:value="268" calcext:value-type="float">
            <text:p>268</text:p>
          </table:table-cell>
          <table:table-cell/>
          <table:table-cell office:value-type="string" calcext:value-type="string">
            <text:p>Weberei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/>
          <table:table-cell office:value-type="float" office:value="4.2" calcext:value-type="float">
            <text:p>4,2</text:p>
          </table:table-cell>
          <table:table-cell/>
          <table:table-cell table:style-name="ce4" office:value-type="float" office:value="4.2" calcext:value-type="float">
            <text:p>4,2</text:p>
          </table:table-cell>
          <table:table-cell/>
          <table:table-cell table:formula="of:=[.H17]/[.P17]" office:value-type="float" office:value="88.0952380952381" calcext:value-type="float">
            <text:p>88,0952380952381</text:p>
          </table:table-cell>
          <table:table-cell table:formula="of:=([.$I17]*([.R$18]+[.R$20])+[.$J17]*[.R$20]+[.$K17]*[.R$21]+[.$L17]*[.R$23]+[.$M17]*[.R$25]+[.$N17]*[.R$26])/[.$P17]" office:value-type="float" office:value="180.595238095238" calcext:value-type="float">
            <text:p>180,595238095238</text:p>
          </table:table-cell>
          <table:table-cell/>
          <table:table-cell table:formula="of:=[.$U$5]/[.P17]" office:value-type="float" office:value="35.7142857142857" calcext:value-type="float">
            <text:p>35,7142857142857</text:p>
          </table:table-cell>
          <table:table-cell table:formula="of:=([.$I17]*([.U$18]+[.U$20])+[.$J17]*[.U$20]+[.$K17]*[.U$21]+[.$L17]*[.U$23]+[.$M17]*[.U$25]+[.$N17]*[.U$26])/[.$P17]" office:value-type="float" office:value="73.2142857142857" calcext:value-type="float">
            <text:p>73,2142857142857</text:p>
          </table:table-cell>
          <table:table-cell/>
          <table:table-cell table:style-name="ce5" table:formula="of:=[.R17]+[.S17]" office:value-type="float" office:value="268.690476190476" calcext:value-type="float">
            <text:p>268,690476190476</text:p>
          </table:table-cell>
        </table:table-row>
        <table:table-row table:style-name="ro3">
          <table:table-cell office:value-type="string" calcext:value-type="string">
            <text:p>Salz</text:p>
          </table:table-cell>
          <table:table-cell/>
          <table:table-cell table:style-name="ce7" table:formula="of:=ROUNDUP([.X18]+[.U18]+[.V18])" office:value-type="float" office:value="298" calcext:value-type="float">
            <text:p>298</text:p>
          </table:table-cell>
          <table:table-cell table:style-name="ce7" table:formula="of:=ROUNDDOWN([.X18])" office:value-type="float" office:value="211" calcext:value-type="float">
            <text:p>211</text:p>
          </table:table-cell>
          <table:table-cell/>
          <table:table-cell office:value-type="string" calcext:value-type="string">
            <text:p>Salzsied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5"/>
          <table:table-cell table:style-name="ce4" office:value-type="float" office:value="2.1" calcext:value-type="float">
            <text:p>2,1</text:p>
          </table:table-cell>
          <table:table-cell/>
          <table:table-cell table:formula="of:=[.H18]/[.P18]" office:value-type="float" office:value="176.190476190476" calcext:value-type="float">
            <text:p>176,190476190476</text:p>
          </table:table-cell>
          <table:table-cell table:formula="of:=([.$I18]*([.R$18]+[.R$20])+[.$J18]*[.R$20]+[.$K18]*[.R$21]+[.$L18]*[.R$23]+[.$M18]*[.R$25]+[.$N18]*[.R$26])/[.$P18]" office:value-type="float" office:value="35.2380952380952" calcext:value-type="float">
            <text:p>35,2380952380952</text:p>
          </table:table-cell>
          <table:table-cell/>
          <table:table-cell table:formula="of:=[.$U$5]/[.P18]" office:value-type="float" office:value="71.4285714285714" calcext:value-type="float">
            <text:p>71,4285714285714</text:p>
          </table:table-cell>
          <table:table-cell table:formula="of:=([.$I18]*([.U$18]+[.U$20])+[.$J18]*[.U$20]+[.$K18]*[.U$21]+[.$L18]*[.U$23]+[.$M18]*[.U$25]+[.$N18]*[.U$26])/[.$P18]" office:value-type="float" office:value="14.2857142857143" calcext:value-type="float">
            <text:p>14,2857142857143</text:p>
          </table:table-cell>
          <table:table-cell/>
          <table:table-cell table:style-name="ce5" table:formula="of:=[.R18]+[.S18]" office:value-type="float" office:value="211.428571428571" calcext:value-type="float">
            <text:p>211,428571428571</text:p>
          </table:table-cell>
        </table:table-row>
        <table:table-row table:style-name="ro3">
          <table:table-cell office:value-type="string" calcext:value-type="string">
            <text:p>Ziegel</text:p>
          </table:table-cell>
          <table:table-cell/>
          <table:table-cell table:style-name="ce7" table:formula="of:=ROUNDUP([.X19]+[.U19]+[.V19])" office:value-type="float" office:value="174" calcext:value-type="float">
            <text:p>174</text:p>
          </table:table-cell>
          <table:table-cell table:style-name="ce7" table:formula="of:=ROUNDDOWN([.X19])" office:value-type="float" office:value="123" calcext:value-type="float">
            <text:p>123</text:p>
          </table:table-cell>
          <table:table-cell/>
          <table:table-cell office:value-type="string" calcext:value-type="string">
            <text:p>Ziegelei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5"/>
          <table:table-cell table:style-name="ce4" office:value-type="float" office:value="4.2" calcext:value-type="float">
            <text:p>4,2</text:p>
          </table:table-cell>
          <table:table-cell/>
          <table:table-cell table:formula="of:=[.H19]/[.P19]" office:value-type="float" office:value="88.0952380952381" calcext:value-type="float">
            <text:p>88,0952380952381</text:p>
          </table:table-cell>
          <table:table-cell table:formula="of:=([.$I19]*([.R$18]+[.R$20])+[.$J19]*[.R$20]+[.$K19]*[.R$21]+[.$L19]*[.R$23]+[.$M19]*[.R$25]+[.$N19]*[.R$26])/[.$P19]" office:value-type="float" office:value="35.2380952380952" calcext:value-type="float">
            <text:p>35,2380952380952</text:p>
          </table:table-cell>
          <table:table-cell/>
          <table:table-cell table:formula="of:=[.$U$5]/[.P19]" office:value-type="float" office:value="35.7142857142857" calcext:value-type="float">
            <text:p>35,7142857142857</text:p>
          </table:table-cell>
          <table:table-cell table:formula="of:=([.$I19]*([.U$18]+[.U$20])+[.$J19]*[.U$20]+[.$K19]*[.U$21]+[.$L19]*[.U$23]+[.$M19]*[.U$25]+[.$N19]*[.U$26])/[.$P19]" office:value-type="float" office:value="14.2857142857143" calcext:value-type="float">
            <text:p>14,2857142857143</text:p>
          </table:table-cell>
          <table:table-cell/>
          <table:table-cell table:style-name="ce5" table:formula="of:=[.R19]+[.S19]" office:value-type="float" office:value="123.333333333333" calcext:value-type="float">
            <text:p>123,333333333333</text:p>
          </table:table-cell>
        </table:table-row>
        <table:table-row table:style-name="ro3">
          <table:table-cell office:value-type="string" calcext:value-type="string">
            <text:p>Holz</text:p>
          </table:table-cell>
          <table:table-cell/>
          <table:table-cell table:style-name="ce7" table:formula="of:=ROUNDUP([.X20]+[.U20]+[.V20])" office:value-type="float" office:value="50" calcext:value-type="float">
            <text:p>50</text:p>
          </table:table-cell>
          <table:table-cell table:style-name="ce7" table:formula="of:=ROUNDDOWN([.X20])" office:value-type="float" office:value="35" calcext:value-type="float">
            <text:p>35</text:p>
          </table:table-cell>
          <table:table-cell/>
          <table:table-cell office:value-type="string" calcext:value-type="string">
            <text:p>Sägewerk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10.5" calcext:value-type="float">
            <text:p>10,5</text:p>
          </table:table-cell>
          <table:table-cell/>
          <table:table-cell table:formula="of:=[.H20]/[.P20]" office:value-type="float" office:value="35.2380952380952" calcext:value-type="float">
            <text:p>35,2380952380952</text:p>
          </table:table-cell>
          <table:table-cell table:formula="of:=([.$I20]*([.R$18]+[.R$20])+[.$J20]*[.R$20]+[.$K20]*[.R$21]+[.$L20]*[.R$23]+[.$M20]*[.R$25]+[.$N20]*[.R$26])/[.$P20]" office:value-type="float" office:value="0" calcext:value-type="float">
            <text:p>0</text:p>
          </table:table-cell>
          <table:table-cell/>
          <table:table-cell table:formula="of:=[.$U$5]/[.P20]" office:value-type="float" office:value="14.2857142857143" calcext:value-type="float">
            <text:p>14,2857142857143</text:p>
          </table:table-cell>
          <table:table-cell table:formula="of:=([.$I20]*([.U$18]+[.U$20])+[.$J20]*[.U$20]+[.$K20]*[.U$21]+[.$L20]*[.U$23]+[.$M20]*[.U$25]+[.$N20]*[.U$26])/[.$P20]" office:value-type="float" office:value="0" calcext:value-type="float">
            <text:p>0</text:p>
          </table:table-cell>
          <table:table-cell/>
          <table:table-cell table:style-name="ce5" table:formula="of:=[.R20]+[.S20]" office:value-type="float" office:value="35.2380952380952" calcext:value-type="float">
            <text:p>35,2380952380952</text:p>
          </table:table-cell>
        </table:table-row>
        <table:table-row table:style-name="ro3">
          <table:table-cell office:value-type="string" calcext:value-type="string">
            <text:p>Hanf</text:p>
          </table:table-cell>
          <table:table-cell/>
          <table:table-cell table:style-name="ce7" table:formula="of:=ROUNDUP([.X21]+[.U21]+[.V21])" office:value-type="float" office:value="473" calcext:value-type="float">
            <text:p>473</text:p>
          </table:table-cell>
          <table:table-cell table:style-name="ce7" table:formula="of:=ROUNDDOWN([.X21])" office:value-type="float" office:value="336" calcext:value-type="float">
            <text:p>336</text:p>
          </table:table-cell>
          <table:table-cell/>
          <table:table-cell office:value-type="string" calcext:value-type="string">
            <text:p>Hanfplantag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1.1" calcext:value-type="float">
            <text:p>1,1</text:p>
          </table:table-cell>
          <table:table-cell/>
          <table:table-cell table:formula="of:=[.H21]/[.P21]" office:value-type="float" office:value="336.363636363636" calcext:value-type="float">
            <text:p>336,363636363636</text:p>
          </table:table-cell>
          <table:table-cell table:formula="of:=([.$I21]*([.R$18]+[.R$20])+[.$J21]*[.R$20]+[.$K21]*[.R$21]+[.$L21]*[.R$23]+[.$M21]*[.R$25]+[.$N21]*[.R$26])/[.$P21]" office:value-type="float" office:value="0" calcext:value-type="float">
            <text:p>0</text:p>
          </table:table-cell>
          <table:table-cell/>
          <table:table-cell table:formula="of:=[.$U$5]/[.P21]" office:value-type="float" office:value="136.363636363636" calcext:value-type="float">
            <text:p>136,363636363636</text:p>
          </table:table-cell>
          <table:table-cell table:formula="of:=([.$I21]*([.U$18]+[.U$20])+[.$J21]*[.U$20]+[.$K21]*[.U$21]+[.$L21]*[.U$23]+[.$M21]*[.U$25]+[.$N21]*[.U$26])/[.$P21]" office:value-type="float" office:value="0" calcext:value-type="float">
            <text:p>0</text:p>
          </table:table-cell>
          <table:table-cell/>
          <table:table-cell table:style-name="ce5" table:formula="of:=[.R21]+[.S21]" office:value-type="float" office:value="336.363636363636" calcext:value-type="float">
            <text:p>336,363636363636</text:p>
          </table:table-cell>
        </table:table-row>
        <table:table-row table:style-name="ro3">
          <table:table-cell office:value-type="string" calcext:value-type="string">
            <text:p>Tabak</text:p>
          </table:table-cell>
          <table:table-cell/>
          <table:table-cell table:style-name="ce7" table:formula="of:=ROUNDUP([.X22]+[.U22]+[.V22])" office:value-type="float" office:value="1040" calcext:value-type="float">
            <text:p>1040</text:p>
          </table:table-cell>
          <table:table-cell table:style-name="ce7" table:formula="of:=ROUNDDOWN([.X22])" office:value-type="float" office:value="740" calcext:value-type="float">
            <text:p>740</text:p>
          </table:table-cell>
          <table:table-cell/>
          <table:table-cell office:value-type="string" calcext:value-type="string">
            <text:p>Tabakplantag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0.5" calcext:value-type="float">
            <text:p>0,5</text:p>
          </table:table-cell>
          <table:table-cell/>
          <table:table-cell table:formula="of:=[.H22]/[.P22]" office:value-type="float" office:value="740" calcext:value-type="float">
            <text:p>740</text:p>
          </table:table-cell>
          <table:table-cell table:formula="of:=([.$I22]*([.R$18]+[.R$20])+[.$J22]*[.R$20]+[.$K22]*[.R$21]+[.$L22]*[.R$23]+[.$M22]*[.R$25]+[.$N22]*[.R$26])/[.$P22]" office:value-type="float" office:value="0" calcext:value-type="float">
            <text:p>0</text:p>
          </table:table-cell>
          <table:table-cell/>
          <table:table-cell table:formula="of:=[.$U$5]/[.P22]" office:value-type="float" office:value="300" calcext:value-type="float">
            <text:p>300</text:p>
          </table:table-cell>
          <table:table-cell table:formula="of:=([.$I22]*([.U$18]+[.U$20])+[.$J22]*[.U$20]+[.$K22]*[.U$21]+[.$L22]*[.U$23]+[.$M22]*[.U$25]+[.$N22]*[.U$26])/[.$P22]" office:value-type="float" office:value="0" calcext:value-type="float">
            <text:p>0</text:p>
          </table:table-cell>
          <table:table-cell/>
          <table:table-cell table:style-name="ce5" table:formula="of:=[.R22]+[.S22]"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Farbstoffe</text:p>
          </table:table-cell>
          <table:table-cell/>
          <table:table-cell table:style-name="ce7" table:formula="of:=ROUNDUP([.X23]+[.U23]+[.V23])" office:value-type="float" office:value="260" calcext:value-type="float">
            <text:p>260</text:p>
          </table:table-cell>
          <table:table-cell table:style-name="ce7" table:formula="of:=ROUNDDOWN([.X23])" office:value-type="float" office:value="185" calcext:value-type="float">
            <text:p>185</text:p>
          </table:table-cell>
          <table:table-cell/>
          <table:table-cell office:value-type="string" calcext:value-type="string">
            <text:p>Farbstoff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2" calcext:value-type="float">
            <text:p>2</text:p>
          </table:table-cell>
          <table:table-cell/>
          <table:table-cell table:formula="of:=[.H23]/[.P23]" office:value-type="float" office:value="185" calcext:value-type="float">
            <text:p>185</text:p>
          </table:table-cell>
          <table:table-cell table:formula="of:=([.$I23]*([.R$18]+[.R$20])+[.$J23]*[.R$20]+[.$K23]*[.R$21]+[.$L23]*[.R$23]+[.$M23]*[.R$25]+[.$N23]*[.R$26])/[.$P23]" office:value-type="float" office:value="0" calcext:value-type="float">
            <text:p>0</text:p>
          </table:table-cell>
          <table:table-cell/>
          <table:table-cell table:formula="of:=[.$U$5]/[.P23]" office:value-type="float" office:value="75" calcext:value-type="float">
            <text:p>75</text:p>
          </table:table-cell>
          <table:table-cell table:formula="of:=([.$I23]*([.U$18]+[.U$20])+[.$J23]*[.U$20]+[.$K23]*[.U$21]+[.$L23]*[.U$23]+[.$M23]*[.U$25]+[.$N23]*[.U$26])/[.$P23]" office:value-type="float" office:value="0" calcext:value-type="float">
            <text:p>0</text:p>
          </table:table-cell>
          <table:table-cell/>
          <table:table-cell table:style-name="ce5" table:formula="of:=[.R23]+[.S23]" office:value-type="float" office:value="185" calcext:value-type="float">
            <text:p>185</text:p>
          </table:table-cell>
        </table:table-row>
        <table:table-row table:style-name="ro3">
          <table:table-cell office:value-type="string" calcext:value-type="string">
            <text:p>Kakao</text:p>
          </table:table-cell>
          <table:table-cell/>
          <table:table-cell table:style-name="ce7" table:formula="of:=ROUNDUP([.X24]+[.U24]+[.V24])" office:value-type="float" office:value="473" calcext:value-type="float">
            <text:p>473</text:p>
          </table:table-cell>
          <table:table-cell table:style-name="ce7" table:formula="of:=ROUNDDOWN([.X24])" office:value-type="float" office:value="336" calcext:value-type="float">
            <text:p>336</text:p>
          </table:table-cell>
          <table:table-cell/>
          <table:table-cell office:value-type="string" calcext:value-type="string">
            <text:p>Kakaoplantag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1.1" calcext:value-type="float">
            <text:p>1,1</text:p>
          </table:table-cell>
          <table:table-cell/>
          <table:table-cell table:formula="of:=[.H24]/[.P24]" office:value-type="float" office:value="336.363636363636" calcext:value-type="float">
            <text:p>336,363636363636</text:p>
          </table:table-cell>
          <table:table-cell table:formula="of:=([.$I24]*([.R$18]+[.R$20])+[.$J24]*[.R$20]+[.$K24]*[.R$21]+[.$L24]*[.R$23]+[.$M24]*[.R$25]+[.$N24]*[.R$26])/[.$P24]" office:value-type="float" office:value="0" calcext:value-type="float">
            <text:p>0</text:p>
          </table:table-cell>
          <table:table-cell/>
          <table:table-cell table:formula="of:=[.$U$5]/[.P24]" office:value-type="float" office:value="136.363636363636" calcext:value-type="float">
            <text:p>136,363636363636</text:p>
          </table:table-cell>
          <table:table-cell table:formula="of:=([.$I24]*([.U$18]+[.U$20])+[.$J24]*[.U$20]+[.$K24]*[.U$21]+[.$L24]*[.U$23]+[.$M24]*[.U$25]+[.$N24]*[.U$26])/[.$P24]" office:value-type="float" office:value="0" calcext:value-type="float">
            <text:p>0</text:p>
          </table:table-cell>
          <table:table-cell/>
          <table:table-cell table:style-name="ce5" table:formula="of:=[.R24]+[.S24]" office:value-type="float" office:value="336.363636363636" calcext:value-type="float">
            <text:p>336,363636363636</text:p>
          </table:table-cell>
        </table:table-row>
        <table:table-row table:style-name="ro3">
          <table:table-cell office:value-type="string" calcext:value-type="string">
            <text:p>Zucker</text:p>
          </table:table-cell>
          <table:table-cell/>
          <table:table-cell table:style-name="ce7" table:formula="of:=ROUNDUP([.X25]+[.U25]+[.V25])" office:value-type="float" office:value="163" calcext:value-type="float">
            <text:p>163</text:p>
          </table:table-cell>
          <table:table-cell table:style-name="ce7" table:formula="of:=ROUNDDOWN([.X25])" office:value-type="float" office:value="115" calcext:value-type="float">
            <text:p>115</text:p>
          </table:table-cell>
          <table:table-cell/>
          <table:table-cell office:value-type="string" calcext:value-type="string">
            <text:p>Zuckerrohrplantag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3.2" calcext:value-type="float">
            <text:p>3,2</text:p>
          </table:table-cell>
          <table:table-cell/>
          <table:table-cell table:formula="of:=[.H25]/[.P25]" office:value-type="float" office:value="115.625" calcext:value-type="float">
            <text:p>115,625</text:p>
          </table:table-cell>
          <table:table-cell table:formula="of:=([.$I25]*([.R$18]+[.R$20])+[.$J25]*[.R$20]+[.$K25]*[.R$21]+[.$L25]*[.R$23]+[.$M25]*[.R$25]+[.$N25]*[.R$26])/[.$P25]" office:value-type="float" office:value="0" calcext:value-type="float">
            <text:p>0</text:p>
          </table:table-cell>
          <table:table-cell/>
          <table:table-cell table:formula="of:=[.$U$5]/[.P25]" office:value-type="float" office:value="46.875" calcext:value-type="float">
            <text:p>46,875</text:p>
          </table:table-cell>
          <table:table-cell table:formula="of:=([.$I25]*([.U$18]+[.U$20])+[.$J25]*[.U$20]+[.$K25]*[.U$21]+[.$L25]*[.U$23]+[.$M25]*[.U$25]+[.$N25]*[.U$26])/[.$P25]" office:value-type="float" office:value="0" calcext:value-type="float">
            <text:p>0</text:p>
          </table:table-cell>
          <table:table-cell/>
          <table:table-cell table:style-name="ce5" table:formula="of:=[.R25]+[.S25]" office:value-type="float" office:value="115.625" calcext:value-type="float">
            <text:p>115,625</text:p>
          </table:table-cell>
        </table:table-row>
        <table:table-row table:style-name="ro3">
          <table:table-cell office:value-type="string" calcext:value-type="string">
            <text:p>Baumwolle</text:p>
          </table:table-cell>
          <table:table-cell/>
          <table:table-cell table:style-name="ce7" table:formula="of:=ROUNDUP([.X26]+[.U26]+[.V26])" office:value-type="float" office:value="124" calcext:value-type="float">
            <text:p>124</text:p>
          </table:table-cell>
          <table:table-cell table:style-name="ce7" table:formula="of:=ROUNDDOWN([.X26])" office:value-type="float" office:value="88" calcext:value-type="float">
            <text:p>88</text:p>
          </table:table-cell>
          <table:table-cell/>
          <table:table-cell office:value-type="string" calcext:value-type="string">
            <text:p>Baumwollplantage</text:p>
          </table:table-cell>
          <table:table-cell/>
          <table:table-cell table:formula="of:=[.$H$5]" office:value-type="float" office:value="370" calcext:value-type="float">
            <text:p>370</text:p>
          </table:table-cell>
          <table:table-cell table:number-columns-repeated="7"/>
          <table:table-cell table:style-name="ce4" office:value-type="float" office:value="4.2" calcext:value-type="float">
            <text:p>4,2</text:p>
          </table:table-cell>
          <table:table-cell/>
          <table:table-cell table:formula="of:=[.H26]/[.P26]" office:value-type="float" office:value="88.0952380952381" calcext:value-type="float">
            <text:p>88,0952380952381</text:p>
          </table:table-cell>
          <table:table-cell table:formula="of:=([.$I26]*([.R$18]+[.R$20])+[.$J26]*[.R$20]+[.$K26]*[.R$21]+[.$L26]*[.R$23]+[.$M26]*[.R$25]+[.$N26]*[.R$26])/[.$P26]" office:value-type="float" office:value="0" calcext:value-type="float">
            <text:p>0</text:p>
          </table:table-cell>
          <table:table-cell/>
          <table:table-cell table:formula="of:=[.$U$5]/[.P26]" office:value-type="float" office:value="35.7142857142857" calcext:value-type="float">
            <text:p>35,7142857142857</text:p>
          </table:table-cell>
          <table:table-cell table:formula="of:=([.$I26]*([.U$18]+[.U$20])+[.$J26]*[.U$20]+[.$K26]*[.U$21]+[.$L26]*[.U$23]+[.$M26]*[.U$25]+[.$N26]*[.U$26])/[.$P26]" office:value-type="float" office:value="0" calcext:value-type="float">
            <text:p>0</text:p>
          </table:table-cell>
          <table:table-cell/>
          <table:table-cell table:style-name="ce5" table:formula="of:=[.R26]+[.S26]" office:value-type="float" office:value="88.0952380952381" calcext:value-type="float">
            <text:p>88,0952380952381</text:p>
          </table:table-cell>
        </table:table-row>
        <table:table-row table:style-name="ro3">
          <table:table-cell office:value-type="string" calcext:value-type="string">
            <text:p>(Wein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Eisenwaren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Keramik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(Kleidung)</text:p>
          </table:table-cell>
          <table:table-cell table:number-columns-repeated="6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.00.0000</text:date>, <text:time style:data-style-name="N2" text:time-value="19:55:28.88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6:09:18.664000000</meta:creation-date>
    <dc:date>2024-08-13T20:00:38.722000000</dc:date>
    <meta:editing-duration>PT29M54S</meta:editing-duration>
    <meta:editing-cycles>6</meta:editing-cycles>
    <meta:generator>LibreOffice/24.2.5.2$Windows_X86_64 LibreOffice_project/bffef4ea93e59bebbeaf7f431bb02b1a39ee8a59</meta:generator>
    <meta:document-statistic meta:table-count="1" meta:cell-count="207" meta:object-count="0"/>
  </office:meta>
</office:document-meta>
</file>